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Aquí tienes un <text:span text:style-name="Strong_20_Emphasis">guion base al estilo de una película de misterio de los años 40</text:span>, con estructura clara y una atmósfera que mezcla la selva, el misterio clásico y el trasfondo filosófico. Este enfoque será realista, con un toque sutil de misticismo, y al mismo tiempo atrapará a un lector adulto.</text:p>
      <text:p text:style-name="Horizontal_20_Line"/>
      <text:h text:style-name="Heading_20_2" text:outline-level="2"><text:span text:style-name="Strong_20_Emphasis">Capítulo 8 – La Vida</text:span></text:h>
      <text:h text:style-name="Heading_20_3" text:outline-level="3"><text:span text:style-name="Emphasis">Guion estilo film noir (años 40)</text:span></text:h>
      <text:p text:style-name="Text_20_body"><text:span text:style-name="Strong_20_Emphasis">Título provisorio: “La Selva Guarda Silencio”</text:span></text:p>
      <text:p text:style-name="Horizontal_20_Line"/>
      <text:h text:style-name="Heading_20_3" text:outline-level="3"><text:span text:style-name="Strong_20_Emphasis">Escena 1: Llegada a Umé</text:span></text:h>
      <text:list xml:id="list1144545154" text:style-name="L1">
        <text:list-item>
          <text:p text:style-name="P1"><text:span text:style-name="Strong_20_Emphasis">Elara</text:span> llega sola a la aldea de Umé, en plena selva. Busca a <text:span text:style-name="Strong_20_Emphasis">Nael</text:span>, un sabio botánico y filósofo, para obtener información clave sobre la vida.</text:p>
        </text:list-item>
        <text:list-item>
          <text:p text:style-name="P1">Encuentra su casa con la <text:span text:style-name="Strong_20_Emphasis">puerta entreabierta</text:span>, la sala desordenada, y <text:span text:style-name="Strong_20_Emphasis">manuscritos esparcidos por el suelo</text:span>.</text:p>
        </text:list-item>
        <text:list-item>
          <text:p text:style-name="P1">Alguien entró. ¿Pero quién, y por qué?</text:p>
        </text:list-item>
      </text:list>
      <text:p text:style-name="Horizontal_20_Line"/>
      <text:h text:style-name="Heading_20_3" text:outline-level="3"><text:span text:style-name="Strong_20_Emphasis">Escena 2: Presentación del sacerdote</text:span></text:h>
      <text:list xml:id="list2743370520" text:style-name="L2">
        <text:list-item>
          <text:p text:style-name="P2">El <text:span text:style-name="Strong_20_Emphasis">sacerdote local, Ardeon</text:span>, hombre mayor, amable y de voz suave, ofrece su ayuda. Dice estar preocupado: <text:span text:style-name="Emphasis">“Nael había cruzado ciertos límites. Algunos conocimientos no deben ser liberados.”</text:span></text:p>
        </text:list-item>
        <text:list-item>
          <text:p text:style-name="P2">Elara toma nota de su tono: paternal, pero algo evasivo.</text:p>
        </text:list-item>
      </text:list>
      <text:p text:style-name="Horizontal_20_Line"/>
      <text:h text:style-name="Heading_20_3" text:outline-level="3"><text:span text:style-name="Strong_20_Emphasis">Escena 3: El científico sospechoso</text:span></text:h>
      <text:list xml:id="list3611331097" text:style-name="L3">
        <text:list-item>
          <text:p text:style-name="P3">Ardeon le habla a Elara de <text:span text:style-name="Strong_20_Emphasis">Brek</text:span>, un científico amigo de Nael con quien había tenido una fuerte discusión semanas antes sobre la idea de que <text:span text:style-name="Emphasis">“la vida es una sola criatura inteligente”</text:span>.</text:p>
        </text:list-item>
        <text:list-item>
          <text:p text:style-name="P3">Brek es interrogado: nervioso, agresivo, parece ocultar algo. Dice que el sabio estaba obsesionado, y que <text:span text:style-name="Emphasis">“se estaba volviendo peligroso para sí mismo y para otros”</text:span>.</text:p>
        </text:list-item>
      </text:list>
      <text:p text:style-name="Horizontal_20_Line"/>
      <text:h text:style-name="Heading_20_3" text:outline-level="3"><text:soft-page-break/><text:span text:style-name="Strong_20_Emphasis">Escena 4: Sospecha del brujo</text:span></text:h>
      <text:list xml:id="list431382916" text:style-name="L4">
        <text:list-item>
          <text:p text:style-name="P4">Elara encuentra símbolos tallados en la puerta trasera del laboratorio de Nael. Un aldeano dice haberlos visto antes: símbolos del <text:span text:style-name="Strong_20_Emphasis">brujo de la selva</text:span>, una figura esquiva que domina el arte del camuflaje y la alquimia mental.</text:p>
        </text:list-item>
        <text:list-item>
          <text:p text:style-name="P4">Se empieza a creer que el brujo lo secuestró por querer revelar secretos naturales que deben permanecer ocultos.</text:p>
        </text:list-item>
      </text:list>
      <text:p text:style-name="Horizontal_20_Line"/>
      <text:h text:style-name="Heading_20_3" text:outline-level="3"><text:span text:style-name="Strong_20_Emphasis">Escena 5: La ayudante fiel</text:span></text:h>
      <text:list xml:id="list1742645113" text:style-name="L5">
        <text:list-item>
          <text:p text:style-name="P5">Elara interroga a <text:span text:style-name="Strong_20_Emphasis">Rima</text:span>, ayudante del sabio. Leal, serena, niega cualquier vínculo con el brujo. Dice que Nael descubrió algo importante sobre <text:span text:style-name="Emphasis">la conciencia colectiva de la vida</text:span>, y que iba a escribir un manifiesto.</text:p>
        </text:list-item>
        <text:list-item>
          <text:p text:style-name="P5">Le muestra a Elara un último manuscrito recuperado de su habitación:<text:line-break/><text:span text:style-name="Emphasis">“La vida no necesita un creador. Ella se crea a sí misma, se reproduce, se transforma. Somos sus pensamientos.”</text:span></text:p>
        </text:list-item>
      </text:list>
      <text:p text:style-name="Horizontal_20_Line"/>
      <text:h text:style-name="Heading_20_3" text:outline-level="3"><text:span text:style-name="Strong_20_Emphasis">Escena 6: Giro – pistas ocultas</text:span></text:h>
      <text:list xml:id="list853454886" text:style-name="L6">
        <text:list-item>
          <text:p text:style-name="P6">Elara nota una inconsistencia: el manuscrito tenía una fecha de redacción posterior a la desaparición.</text:p>
        </text:list-item>
        <text:list-item>
          <text:p text:style-name="P6">Al revisar una biblia del templo, encuentra una hoja suelta con escritura del sabio.</text:p>
        </text:list-item>
        <text:list-item>
          <text:p text:style-name="P6">Deducción: <text:span text:style-name="Strong_20_Emphasis">alguien dentro del templo tenía acceso a Nael o a sus textos después de la desaparición</text:span>.</text:p>
        </text:list-item>
      </text:list>
      <text:p text:style-name="Horizontal_20_Line"/>
      <text:h text:style-name="Heading_20_3" text:outline-level="3"><text:span text:style-name="Strong_20_Emphasis">Escena 7: Confrontación final</text:span></text:h>
      <text:list xml:id="list1537953205" text:style-name="L7">
        <text:list-item>
          <text:p text:style-name="P7">Elara enfrenta a Ardeon. Él intenta negar, luego se quiebra:<text:line-break/><text:span text:style-name="Emphasis">“Sus ideas eran veneno. Si la gente deja de creer en el alma individual, todo lo que somos se desmorona. La vida no puede ser una sola. No puede pensar por sí misma. ¡Eso es herejía!”</text:span></text:p>
        </text:list-item>
        <text:list-item>
          <text:p text:style-name="P7">Ardeon no mató a Nael, pero lo <text:span text:style-name="Strong_20_Emphasis">encerró en una cámara oculta bajo el templo</text:span>, drogado con una poción de confusión.</text:p>
        </text:list-item>
      </text:list>
      <text:p text:style-name="Horizontal_20_Line"/>
      <text:h text:style-name="Heading_20_3" text:outline-level="3"><text:span text:style-name="Strong_20_Emphasis">Escena 8: Resolución</text:span></text:h>
      <text:list xml:id="list68394938" text:style-name="L8">
        <text:list-item>
          <text:p text:style-name="P8">Elara libera a Nael. Despierta debilitado pero lúcido.</text:p>
        </text:list-item>
        <text:list-item>
          <text:p text:style-name="P8">Le revela lo que descubrió: <text:span text:style-name="Strong_20_Emphasis">la vida es un proceso que piensa en red, que aprende, que se expande más allá de cada ser individual</text:span>.</text:p>
        </text:list-item>
        <text:list-item>
          <text:p text:style-name="P8"><text:soft-page-break/>Ardeon es destituido. Brek pide disculpas.</text:p>
        </text:list-item>
        <text:list-item>
          <text:p text:style-name="P8">Elara parte rumbo a Timberway, llevando con ella el primer fragmento de una idea inquietante:<text:line-break/><text:span text:style-name="Emphasis">“¿Y si la vida no nos pertenece? ¿Y si nosotros le pertenecemos a ella?”</text:span></text:p>
        </text:list-item>
      </text:list>
      <text:p text:style-name="Horizontal_20_Line"/>
      <text:p text:style-name="Text_20_body">¿Quieres que desarrollemos ahora el capítulo completo en prosa, empezando por la primera escen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4T20:04:07.788000000</meta:creation-date>
    <dc:date>2025-06-04T20:05:26.365000000</dc:date>
    <meta:editing-duration>PT1M19S</meta:editing-duration>
    <meta:editing-cycles>1</meta:editing-cycles>
    <meta:document-statistic meta:table-count="0" meta:image-count="0" meta:object-count="0" meta:page-count="3" meta:paragraph-count="33" meta:word-count="587" meta:character-count="3379" meta:non-whitespace-character-count="2843"/>
    <meta:generator>LibreOffice/7.3.5.2$Windows_X86_64 LibreOffice_project/184fe81b8c8c30d8b5082578aee2fed2ea847c01</meta:generator>
  </office:meta>
</office:document-meta>
</file>